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274cf4" officeooo:paragraph-rsid="00274cf4" fo:background-color="transparent" style:font-size-asian="14pt" style:language-asian="ru" style:country-asian="RU" style:font-weight-asian="bold" style:font-size-complex="14pt" style:language-complex="ar" style:country-complex="SA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0fc6a8" officeooo:paragraph-rsid="000fc6a8"/>
    </style:style>
    <style:style style:name="P9" style:family="paragraph" style:parent-style-name="Standard">
      <style:text-properties fo:font-weight="bold" officeooo:rsid="001388d8" officeooo:paragraph-rsid="001388d8" style:font-weight-asian="bold" style:font-weight-complex="bold"/>
    </style:style>
    <style:style style:name="P10" style:family="paragraph" style:parent-style-name="Standard">
      <style:text-properties fo:font-weight="bold" officeooo:rsid="001388d8" officeooo:paragraph-rsid="002e0b75" style:font-weight-asian="bold" style:font-weight-complex="bold"/>
    </style:style>
    <style:style style:name="P11" style:family="paragraph" style:parent-style-name="Standard">
      <style:text-properties officeooo:rsid="0011be00" officeooo:paragraph-rsid="0011be00"/>
    </style:style>
    <style:style style:name="P12" style:family="paragraph" style:parent-style-name="Standard">
      <style:text-properties officeooo:rsid="00156edf" officeooo:paragraph-rsid="00156edf"/>
    </style:style>
    <style:style style:name="P13" style:family="paragraph" style:parent-style-name="Standard">
      <style:text-properties officeooo:rsid="00156edf" officeooo:paragraph-rsid="001388d8"/>
    </style:style>
    <style:style style:name="P14" style:family="paragraph" style:parent-style-name="Standard">
      <style:text-properties officeooo:rsid="0029fab4" officeooo:paragraph-rsid="0029fab4"/>
    </style:style>
    <style:style style:name="P15" style:family="paragraph" style:parent-style-name="Standard">
      <style:text-properties fo:font-weight="normal" officeooo:rsid="0029fab4" officeooo:paragraph-rsid="0029fab4" style:font-weight-asian="normal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9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</style:style>
    <style:style style:name="P21" style:family="paragraph" style:parent-style-name="Heading_20_1">
      <style:paragraph-properties fo:break-before="page"/>
      <style:text-properties officeooo:rsid="000fc6a8" officeooo:paragraph-rsid="000fc6a8"/>
    </style:style>
    <style:style style:name="P22" style:family="paragraph" style:parent-style-name="Heading_20_1">
      <style:paragraph-properties fo:break-before="page"/>
      <style:text-properties officeooo:rsid="00156edf" officeooo:paragraph-rsid="00156edf"/>
    </style:style>
    <style:style style:name="P23" style:family="paragraph" style:parent-style-name="Heading_20_1">
      <style:text-properties officeooo:rsid="001134a5" officeooo:paragraph-rsid="001134a5"/>
    </style:style>
    <style:style style:name="P24" style:family="paragraph" style:parent-style-name="Heading_20_1">
      <style:text-properties officeooo:rsid="0011be00" officeooo:paragraph-rsid="0011be00"/>
    </style:style>
    <style:style style:name="P25" style:family="paragraph" style:parent-style-name="List_20_Paragraph">
      <style:paragraph-properties fo:margin-left="0cm" fo:margin-right="0cm" fo:text-indent="0cm" style:auto-text-indent="false"/>
      <style:text-properties fo:font-weight="normal" officeooo:rsid="001eb38e" officeooo:paragraph-rsid="001eb38e" style:font-weight-asian="normal" style:font-weight-complex="normal"/>
    </style:style>
    <style:style style:name="P2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27" style:family="paragraph" style:parent-style-name="Preformatted_20_Text">
      <style:text-properties fo:color="#000000" style:font-name="DejaVu Sans Mono" fo:font-weight="bold" officeooo:rsid="001388d8" officeooo:paragraph-rsid="002e0b75" style:font-weight-asian="normal" style:font-weight-complex="normal"/>
    </style:style>
    <style:style style:name="P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30" style:family="paragraph" style:parent-style-name="List_20_Paragraph" style:list-style-name="L3">
      <style:text-properties officeooo:rsid="002cd2ec" officeooo:paragraph-rsid="002cd2ec"/>
    </style:style>
    <style:style style:name="P31" style:family="paragraph" style:parent-style-name="List_20_Paragraph" style:list-style-name="L3">
      <style:text-properties fo:font-weight="normal" officeooo:rsid="002cd2ec" officeooo:paragraph-rsid="002cd2ec" style:font-weight-asian="normal" style:font-weight-complex="normal"/>
    </style:style>
    <style:style style:name="P32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33" style:family="paragraph" style:parent-style-name="Standard" style:list-style-name="L1">
      <style:text-properties officeooo:rsid="0029fab4" officeooo:paragraph-rsid="0029fab4"/>
    </style:style>
    <style:style style:name="P34" style:family="paragraph" style:parent-style-name="Standard" style:list-style-name="L2">
      <style:text-properties fo:font-weight="bold" officeooo:rsid="0011be00" officeooo:paragraph-rsid="0011be00" style:font-weight-asian="bold" style:font-weight-complex="bold"/>
    </style:style>
    <style:style style:name="P35" style:family="paragraph" style:parent-style-name="Standard" style:list-style-name="L2">
      <style:text-properties fo:font-weight="bold" officeooo:rsid="0011be00" officeooo:paragraph-rsid="001eb38e" style:font-weight-asian="bold" style:font-weight-complex="bold"/>
    </style:style>
    <style:style style:name="P36" style:family="paragraph" style:parent-style-name="Standard" style:list-style-name="L2">
      <style:text-properties fo:font-weight="bold" officeooo:rsid="001eb38e" officeooo:paragraph-rsid="001eb38e" style:font-weight-asian="bold" style:font-weight-complex="bold"/>
    </style:style>
    <style:style style:name="P37" style:family="paragraph" style:parent-style-name="Standard">
      <style:text-properties fo:font-weight="bold" officeooo:rsid="001388d8" officeooo:paragraph-rsid="002e0b75" style:font-weight-asian="bold" style:font-weight-complex="bold"/>
    </style:style>
    <style:style style:name="P38" style:family="paragraph" style:parent-style-name="Preformatted_20_Text">
      <style:text-properties fo:color="#1f542e" style:font-name="DejaVu Sans Mono" fo:font-weight="bold" officeooo:rsid="001388d8" officeooo:paragraph-rsid="002e0b75" style:font-weight-asian="normal" style:font-weight-complex="normal"/>
    </style:style>
    <style:style style:name="P3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1f542e" style:font-name="DejaVu Sans Mono" fo:font-weight="bold" officeooo:rsid="001388d8" officeooo:paragraph-rsid="002e0b75" style:font-weight-asian="normal" style:font-weight-complex="normal"/>
    </style:style>
    <style:style style:name="P40" style:family="paragraph" style:parent-style-name="Preformatted_20_Text">
      <style:text-properties fo:color="#000000" officeooo:paragraph-rsid="002e0b75"/>
    </style:style>
    <style:style style:name="P4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42" style:family="paragraph" style:parent-style-name="Preformatted_20_Text">
      <style:text-properties fo:color="#000000" style:font-name="DejaVu Sans Mono" officeooo:paragraph-rsid="002e0b75"/>
    </style:style>
    <style:style style:name="P43" style:family="paragraph" style:parent-style-name="Preformatted_20_Text">
      <style:text-properties fo:color="#000000" style:font-name="DejaVu Sans Mono" officeooo:paragraph-rsid="001388d8"/>
    </style:style>
    <style:style style:name="P4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5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46" style:family="paragraph" style:parent-style-name="Preformatted_20_Text">
      <style:text-properties fo:font-variant="normal" fo:text-transform="none" fo:color="#000000" fo:letter-spacing="normal" fo:font-style="normal" fo:font-weight="normal" officeooo:paragraph-rsid="002e0b75"/>
    </style:style>
    <style:style style:name="P47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48" style:family="paragraph" style:parent-style-name="Preformatted_20_Text">
      <style:text-properties fo:font-variant="normal" fo:text-transform="none" fo:color="#000000" style:font-name="DejaVu Sans Mono" fo:letter-spacing="normal" fo:font-style="normal" fo:font-weight="normal" officeooo:paragraph-rsid="001388d8"/>
    </style:style>
    <style:style style:name="P49" style:family="paragraph" style:parent-style-name="Preformatted_20_Text">
      <style:text-properties fo:font-variant="normal" fo:text-transform="none" fo:color="#000000" style:font-name="DejaVu Sans Mono" fo:letter-spacing="normal" fo:font-style="normal" fo:font-weight="normal" officeooo:paragraph-rsid="002e0b75"/>
    </style:style>
    <style:style style:name="P50" style:family="paragraph" style:parent-style-name="Preformatted_20_Text">
      <style:paragraph-properties fo:orphans="2" fo:widows="2"/>
    </style:style>
    <style:style style:name="P5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P52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53" style:family="paragraph" style:parent-style-name="Preformatted_20_Text">
      <style:paragraph-properties fo:margin-top="0cm" fo:margin-bottom="0.499cm" loext:contextual-spacing="false" fo:orphans="2" fo:widows="2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0c6a12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en" fo:country="US" fo:font-weight="bold" officeooo:rsid="00274cf4" fo:background-color="transparent" loext:char-shading-value="0" style:font-size-asian="14pt" style:font-weight-asian="bold" style:font-name-complex="Times New Roman1" style:font-size-complex="14pt"/>
    </style:style>
    <style:style style:name="T5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officeooo:rsid="0031de67" style:font-name-asian="Times New Roman1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fo:language="en" fo:country="US" officeooo:rsid="000c6a12" fo:background-color="transparent" loext:char-shading-value="0" style:font-name-asian="Times New Roman1" style:font-size-asian="14pt" style:font-name-complex="Times New Roman1" style:font-size-complex="14pt"/>
    </style:style>
    <style:style style:name="T8" style:family="text">
      <style:text-properties fo:color="#000000" style:font-name="Times New Roman" fo:font-size="14pt" fo:language="en" fo:country="US" officeooo:rsid="0019ae52" fo:background-color="transparent" loext:char-shading-value="0" style:font-name-asian="Times New Roman1" style:font-size-asian="14pt" style:font-name-complex="Times New Roman1" style:font-size-complex="14pt"/>
    </style:style>
    <style:style style:name="T9" style:family="text">
      <style:text-properties fo:color="#000000"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0" style:family="text">
      <style:text-properties fo:color="#000000" style:font-name="Times New Roman" fo:font-size="14pt" fo:language="ru" fo:country="RU" officeooo:rsid="000c6a12" fo:background-color="transparent" loext:char-shading-value="0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1" style:family="text">
      <style:text-properties fo:color="#000000" style:font-name="Times New Roman" fo:font-size="14pt" fo:language="ru" fo:country="RU" officeooo:rsid="0031de67" fo:background-color="transparent" loext:char-shading-value="0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9fab4" style:font-weight-asian="normal" style:font-weight-complex="normal"/>
    </style:style>
    <style:style style:name="T14" style:family="text">
      <style:text-properties fo:font-weight="normal" officeooo:rsid="002cd2ec" style:font-weight-asian="normal" style:font-weight-complex="normal"/>
    </style:style>
    <style:style style:name="T15" style:family="text">
      <style:text-properties fo:font-weight="normal" officeooo:rsid="0032df9e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808000"/>
    </style:style>
    <style:style style:name="T18" style:family="text">
      <style:text-properties fo:color="#808000" fo:font-weight="bold"/>
    </style:style>
    <style:style style:name="T19" style:family="text">
      <style:text-properties fo:color="#808000" fo:font-weight="normal" style:font-weight-asian="normal" style:font-weight-complex="normal"/>
    </style:style>
    <style:style style:name="T20" style:family="text">
      <style:text-properties fo:color="#008000"/>
    </style:style>
    <style:style style:name="T21" style:family="text">
      <style:text-properties fo:color="#008000" fo:font-weight="bold"/>
    </style:style>
    <style:style style:name="T22" style:family="text">
      <style:text-properties fo:color="#008000" style:font-name="DejaVu Sans Mono" fo:font-weight="bold"/>
    </style:style>
    <style:style style:name="T23" style:family="text">
      <style:text-properties fo:color="#000080" fo:font-weight="bold"/>
    </style:style>
    <style:style style:name="T24" style:family="text">
      <style:text-properties fo:color="#000080" style:font-name="DejaVu Sans Mono" fo:font-weight="bold"/>
    </style:style>
    <style:style style:name="T25" style:family="text">
      <style:text-properties fo:color="#371f80"/>
    </style:style>
    <style:style style:name="T26" style:family="text">
      <style:text-properties fo:color="#371f80" style:font-name="DejaVu Sans Mono"/>
    </style:style>
    <style:style style:name="T27" style:family="text">
      <style:text-properties style:font-name="DejaVu Sans Mono"/>
    </style:style>
    <style:style style:name="T28" style:family="text">
      <style:text-properties fo:color="#0000ff" style:font-name="DejaVu Sans Mono"/>
    </style:style>
    <style:style style:name="T29" style:family="text">
      <style:text-properties fo:color="#1f542e"/>
    </style:style>
    <style:style style:name="T30" style:family="text">
      <style:text-properties fo:color="#1f542e" style:font-name="DejaVu Sans Mono" fo:font-weight="bold"/>
    </style:style>
    <style:style style:name="T31" style:family="text">
      <style:text-properties fo:color="#1f542e" fo:font-weight="bold"/>
    </style:style>
    <style:style style:name="T32" style:family="text">
      <style:text-properties fo:color="#808080"/>
    </style:style>
    <style:style style:name="T33" style:family="text">
      <style:text-properties fo:color="#808080" style:font-name="DejaVu Sans Mono" fo:font-style="italic"/>
    </style:style>
    <style:style style:name="T34" style:family="text">
      <style:text-properties fo:color="#808080" fo:font-style="italic"/>
    </style:style>
    <style:style style:name="T35" style:family="text">
      <style:text-properties fo:color="#808080" fo:font-style="italic" fo:font-weight="bold"/>
    </style:style>
    <style:style style:name="T36" style:family="text">
      <style:text-properties officeooo:rsid="001d1c0e"/>
    </style:style>
    <style:style style:name="T37" style:family="text">
      <style:text-properties officeooo:rsid="002cd2ec"/>
    </style:style>
    <style:style style:name="T38" style:family="text">
      <style:text-properties fo:color="#008080"/>
    </style:style>
    <style:style style:name="T39" style:family="text">
      <style:text-properties fo:color="#008080" style:font-name="DejaVu Sans Mono"/>
    </style:style>
    <style:style style:name="T40" style:family="text">
      <style:text-properties fo:color="#660e7a" style:font-name="DejaVu Sans Mono"/>
    </style:style>
    <style:style style:name="T41" style:family="text">
      <style:text-properties officeooo:rsid="002e0b75"/>
    </style:style>
    <style:style style:name="T42" style:family="text">
      <style:text-properties officeooo:rsid="00300898"/>
    </style:style>
    <style:style style:name="T43" style:family="text">
      <style:text-properties officeooo:rsid="00346bcc"/>
    </style:style>
    <style:style style:name="T44" style:family="text">
      <style:text-properties officeooo:rsid="0035319b"/>
    </style:style>
    <style:style style:name="T45" style:family="text">
      <style:text-properties officeooo:rsid="00371196"/>
    </style:style>
    <style:style style:name="T46" style:family="text">
      <style:text-properties fo:font-style="normal" fo:font-weight="normal"/>
    </style:style>
    <style:style style:name="T47" style:family="text">
      <style:text-properties fo:font-variant="normal" fo:text-transform="none" fo:color="#000000" fo:letter-spacing="normal" fo:font-style="normal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Московский Авиационный Институт</text:p>
      <text:p text:style-name="P4">(Национальный Исследовательский Университет)</text:p>
      <text:p text:style-name="P4">Факультет информационных технологий и прикладной математики</text:p>
      <text:p text:style-name="P4">Кафедра вычислительной математики и программирования</text:p>
      <text:p text:style-name="P3"/>
      <text:p text:style-name="P3"/>
      <text:p text:style-name="P1"><text:span text:style-name="T1">Лабораторная работ</text:span><text:span text:style-name="T2">а</text:span><text:span text:style-name="T1"> №</text:span><text:span text:style-name="T4">5</text:span><text:span text:style-name="T1"> по курсу</text:span><text:span text:style-name="T3"> </text:span></text:p>
      <text:p text:style-name="P7">«Операционные системы»</text:p>
      <text:p text:style-name="P6"/>
      <text:p text:style-name="P5">Работа с динамическими библиотеками</text:p>
      <text:p text:style-name="P2"/>
      <text:p text:style-name="P3"/>
      <text:p text:style-name="P3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/>
      <text:p text:style-name="P19"/>
      <text:p text:style-name="P19"/>
      <text:p text:style-name="P19"/>
      <text:p text:style-name="P19"/>
      <text:p text:style-name="P19"/>
      <text:p text:style-name="P18"><text:span text:style-name="T5">Студент: </text:span><text:span text:style-name="T6">Кудинов</text:span><text:span text:style-name="T10"> </text:span><text:span text:style-name="T11">Сергей</text:span><text:span text:style-name="T10"> </text:span><text:span text:style-name="T11">Владимирович</text:span></text:p>
      <text:p text:style-name="P20"><text:span text:style-name="T5">Группа: М80 – 20</text:span><text:span text:style-name="T7">6</text:span><text:span text:style-name="T5">Б-18</text:span></text:p>
      <text:p text:style-name="P20"><text:span text:style-name="T5">Вариант: </text:span><text:span text:style-name="T8">15</text:span></text:p>
      <text:p text:style-name="P16">Преподаватель: Соколов Андрей <text:s/>Алексеевич</text:p>
      <text:p text:style-name="P16">Оценка: ___________</text:p>
      <text:p text:style-name="P16">Дата: ___________</text:p>
      <text:p text:style-name="P18"><text:span text:style-name="T9">Подпись</text:span><text:span text:style-name="T5">: ___________</text:span></text:p>
      <text:p text:style-name="P17"/>
      <text:p text:style-name="P17"/>
      <text:p text:style-name="P17">Москва, 2019</text:p>
      <text:h text:style-name="P21" text:outline-level="1">Постановка задачи</text:h>
      <text:p text:style-name="P14">Создать динамическую библиотеку, которая реализует определенный функционал. Далее использовать данную библиотеку двумя способами:</text:p>
      <text:list xml:id="list1681365909" text:style-name="L1">
        <text:list-item>
          <text:p text:style-name="P33">Подключить библиотеку на этапе линковки</text:p>
        </text:list-item>
        <text:list-item>
          <text:p text:style-name="P33">Подгрузив библиотеку в память с помощью системных вызовов</text:p>
        </text:list-item>
      </text:list>
      <text:p text:style-name="P8"><text:span text:style-name="T16">Вариант задания:</text:span><text:span text:style-name="T12"> </text:span><text:span text:style-name="T13">1-4</text:span><text:span text:style-name="T12">. </text:span><text:span text:style-name="T13">Библиотека должна обеспечивать работу с</text:span><text:span text:style-name="T15"> вектором</text:span><text:span text:style-name="T13"> </text:span><text:span text:style-name="T15">вещественных чисел</text:span></text:p>
      <text:h text:style-name="P23" text:outline-level="1">Общие сведения о программе</text:h>
      <text:p text:style-name="P15"><text:span text:style-name="T36">П</text:span>рограмма представляет собой динамическую библиотеку, состоящую из файлов <text:span text:style-name="T43">main_dynamic.c, main_static.c, vector.c, vector.h.</text:span></text:p>
      <text:p text:style-name="P15"/>
      <text:p text:style-name="P15">Сборка и подключение библиотеки выполняется системой сборки CMake. Используются команды add_executable, add_library, target_link_library(SHARED).</text:p>
      <text:p text:style-name="P11">Используются следующие системные вызовы</text:p>
      <text:list xml:id="list2068314148" text:style-name="L2">
        <text:list-item>
          <text:p text:style-name="P34"><text:span text:style-name="T37">dlopen</text:span><text:span text:style-name="T12"> — </text:span><text:span text:style-name="T14">загружает динамическую библиотеку и возвращает handle</text:span></text:p>
        </text:list-item>
        <text:list-item>
          <text:p text:style-name="P34"><text:span text:style-name="T37">dlclose</text:span> —<text:span text:style-name="T12"> </text:span><text:span text:style-name="T14">уменьшает счетчик ссылок на динамический объект в памяти, если он становится равным нулю, то объект выгружается из памяти.</text:span></text:p>
        </text:list-item>
        <text:list-item>
          <text:p text:style-name="P35"><text:span text:style-name="T37">dlsym</text:span> —<text:span text:style-name="T12"> </text:span><text:span text:style-name="T14">позволяет получить указатель на функцию, находящуюся в динамической библиотеке.</text:span></text:p>
        </text:list-item>
        <text:list-item>
          <text:p text:style-name="P36"><text:span text:style-name="T37">dlerror</text:span><text:span text:style-name="T12"> — </text:span><text:span text:style-name="T14">возвращает читабельную строку, описывающую последнюю возникшую ошибку, возникшую при взаимодействие с динамической библиотекой.</text:span></text:p>
        </text:list-item>
      </text:list>
      <text:p text:style-name="P25"/>
      <text:h text:style-name="P24" text:outline-level="1">Общий метод и алгоритм решения</text:h>
      <text:list xml:id="list2953190816" text:style-name="L3">
        <text:list-item>
          <text:p text:style-name="P30">Создать файлы динамической библиотеки.</text:p>
        </text:list-item>
        <text:list-item>
          <text:p text:style-name="P30">Собрать библиотеку с помощью CMake и получить файл с расширением .so</text:p>
        </text:list-item>
        <text:list-item>
          <text:p text:style-name="P30">Написать две программы, одна из которых использует системные вызовы для открытия библиотеки, а другая подключает библиотеку на этапе линковки.</text:p>
        </text:list-item>
        <text:list-item>
          <text:p text:style-name="P31">Собрать эти программы и проверить корректность их работы</text:p>
        </text:list-item>
      </text:list>
      <text:h text:style-name="Heading_20_1" text:outline-level="1"><text:soft-page-break/>Код программы</text:h>
      <text:p text:style-name="P9"><text:span text:style-name="T44">vector</text:span>.<text:span text:style-name="T37">h</text:span>: </text:p>
      <text:p text:style-name="P48"><text:span text:style-name="T35">#include "vector.h"</text:span></text:p>
      <text:p text:style-name="P45">#include &lt;stdio.h&gt;</text:p>
      <text:p text:style-name="P45">#include &lt;stdlib.h&gt;</text:p>
      <text:p text:style-name="P50"/>
      <text:p text:style-name="P45">void vectorInit(vector *v)</text:p>
      <text:p text:style-name="P45">{</text:p>
      <text:p text:style-name="P47"><text:s text:c="8"/><text:span text:style-name="T46">v-&gt;data = NULL;</text:span></text:p>
      <text:p text:style-name="P47"><text:s text:c="8"/><text:span text:style-name="T46">v-&gt;size = 0;</text:span></text:p>
      <text:p text:style-name="P47"><text:s text:c="8"/><text:span text:style-name="T46">v-&gt;count = 0;</text:span></text:p>
      <text:p text:style-name="P45">}</text:p>
      <text:p text:style-name="P50"/>
      <text:p text:style-name="P45">int vectorCount(vector *v)</text:p>
      <text:p text:style-name="P45">{</text:p>
      <text:p text:style-name="P47"><text:s text:c="8"/><text:span text:style-name="T46">return v-&gt;count;</text:span></text:p>
      <text:p text:style-name="P45">}</text:p>
      <text:p text:style-name="P45">void vectorPrint(vector *v) {</text:p>
      <text:p text:style-name="P47"><text:s text:c="4"/><text:span text:style-name="T46">for (int i = 0; i&lt;v-&gt;count; ++i) {</text:span></text:p>
      <text:p text:style-name="P47"><text:s text:c="8"/><text:span text:style-name="T46">printf("%lf ",v-&gt;data[i]);</text:span></text:p>
      <text:p text:style-name="P47"><text:s text:c="4"/><text:span text:style-name="T46">}</text:span></text:p>
      <text:p text:style-name="P47"><text:s text:c="4"/><text:span text:style-name="T46">printf("\n");</text:span></text:p>
      <text:p text:style-name="P45">}</text:p>
      <text:p text:style-name="P45">void vectorAdd(vector *v, double e)</text:p>
      <text:p text:style-name="P45">{</text:p>
      <text:p text:style-name="P47"><text:s text:c="8"/><text:span text:style-name="T46">if (v-&gt;size == 0) {</text:span></text:p>
      <text:p text:style-name="P47"><text:s text:c="16"/><text:span text:style-name="T46">v-&gt;size = 10;</text:span></text:p>
      <text:p text:style-name="P47"><text:s text:c="16"/><text:span text:style-name="T46">v-&gt;data = malloc(sizeof(double*) * v-&gt;size);</text:span></text:p>
      <text:p text:style-name="P47"><text:s text:c="8"/><text:span text:style-name="T46">}</text:span></text:p>
      <text:p text:style-name="P50"/>
      <text:p text:style-name="P50"/>
      <text:p text:style-name="P47"><text:s text:c="8"/><text:span text:style-name="T46">if (v-&gt;size == v-&gt;count) {</text:span></text:p>
      <text:p text:style-name="P47"><text:s text:c="16"/><text:span text:style-name="T46">v-&gt;size *= 2;</text:span></text:p>
      <text:p text:style-name="P47"><text:s text:c="16"/><text:span text:style-name="T46">v-&gt;data = realloc(v-&gt;data, sizeof(void*) * v-&gt;size);</text:span></text:p>
      <text:p text:style-name="P47"><text:s text:c="8"/><text:span text:style-name="T46">}</text:span></text:p>
      <text:p text:style-name="P50"/>
      <text:p text:style-name="P47"><text:s text:c="8"/><text:span text:style-name="T46">v-&gt;data[v-&gt;count] = e;</text:span></text:p>
      <text:p text:style-name="P47"><text:s text:c="8"/><text:span text:style-name="T46">v-&gt;count++;</text:span></text:p>
      <text:p text:style-name="P45">}</text:p>
      <text:p text:style-name="P50"/>
      <text:p text:style-name="P45">void vectorSet(vector *v, int index, double d)</text:p>
      <text:p text:style-name="P45">{</text:p>
      <text:p text:style-name="P47"><text:s text:c="8"/><text:span text:style-name="T46">if (index &gt;= v-&gt;count) {</text:span></text:p>
      <text:p text:style-name="P47"><text:s text:c="16"/><text:span text:style-name="T46">return;</text:span></text:p>
      <text:p text:style-name="P47"><text:s text:c="8"/><text:span text:style-name="T46">}</text:span></text:p>
      <text:p text:style-name="P50"/>
      <text:p text:style-name="P47"><text:s text:c="8"/><text:span text:style-name="T46">v-&gt;data[index] = d;</text:span></text:p>
      <text:p text:style-name="P45">}</text:p>
      <text:p text:style-name="P50"/>
      <text:p text:style-name="P45">double vectorGet(vector *v, int index)</text:p>
      <text:p text:style-name="P45">{</text:p>
      <text:p text:style-name="P47"><text:s text:c="8"/><text:span text:style-name="T46">if (index &gt;= v-&gt;count) {</text:span></text:p>
      <text:p text:style-name="P47"><text:s text:c="16"/><text:span text:style-name="T46">return;</text:span></text:p>
      <text:p text:style-name="P47"><text:s text:c="8"/><text:span text:style-name="T46">}</text:span></text:p>
      <text:p text:style-name="P50"/>
      <text:p text:style-name="P47"><text:s text:c="8"/><text:span text:style-name="T46">return v-&gt;data[index];</text:span></text:p>
      <text:p text:style-name="P45">}</text:p>
      <text:p text:style-name="P50"><text:soft-page-break/></text:p>
      <text:p text:style-name="P45">void vectorDelete(vector *v, int index)</text:p>
      <text:p text:style-name="P45">{</text:p>
      <text:p text:style-name="P47"><text:s text:c="8"/><text:span text:style-name="T46">if (index &gt;= v-&gt;count) {</text:span></text:p>
      <text:p text:style-name="P47"><text:s text:c="16"/><text:span text:style-name="T46">return;</text:span></text:p>
      <text:p text:style-name="P47"><text:s text:c="8"/><text:span text:style-name="T46">}</text:span></text:p>
      <text:p text:style-name="P50"/>
      <text:p text:style-name="P47"><text:s text:c="8"/><text:span text:style-name="T46">for (int i = index; i&lt;v-&gt;count-1; ++i) {</text:span></text:p>
      <text:p text:style-name="P47"><text:s text:c="8"/><text:span text:style-name="T46">v[i] = v[i+1];</text:span></text:p>
      <text:p text:style-name="P47"><text:s text:c="4"/><text:span text:style-name="T46">}</text:span></text:p>
      <text:p text:style-name="P47"><text:s text:c="8"/><text:span text:style-name="T46">v-&gt;count--;</text:span></text:p>
      <text:p text:style-name="P47"><text:s text:c="4"/></text:p>
      <text:p text:style-name="P45">}</text:p>
      <text:p text:style-name="P50"/>
      <text:p text:style-name="P45">void vectorFree(vector *v)</text:p>
      <text:p text:style-name="P45">{</text:p>
      <text:p text:style-name="P47"><text:s text:c="8"/><text:span text:style-name="T46">free(v-&gt;data);</text:span></text:p>
      <text:p text:style-name="P52">}</text:p>
      <text:p text:style-name="P43"><text:span text:style-name="T35"/></text:p>
      <text:p text:style-name="P10"><text:span text:style-name="T45">vector</text:span>.<text:span text:style-name="T41">c</text:span>: </text:p>
      <text:p text:style-name="P46"><text:span text:style-name="T22">#include "vector.h"</text:span></text:p>
      <text:p text:style-name="P45">#include &lt;stdio.h&gt;</text:p>
      <text:p text:style-name="P45">#include &lt;stdlib.h&gt;</text:p>
      <text:p text:style-name="P50"/>
      <text:p text:style-name="P45">void vectorInit(vector *v)</text:p>
      <text:p text:style-name="P45">{</text:p>
      <text:p text:style-name="P47"><text:s text:c="8"/><text:span text:style-name="T46">v-&gt;data = NULL;</text:span></text:p>
      <text:p text:style-name="P47"><text:s text:c="8"/><text:span text:style-name="T46">v-&gt;size = 0;</text:span></text:p>
      <text:p text:style-name="P47"><text:s text:c="8"/><text:span text:style-name="T46">v-&gt;count = 0;</text:span></text:p>
      <text:p text:style-name="P45">}</text:p>
      <text:p text:style-name="P50"/>
      <text:p text:style-name="P45">int vectorCount(vector *v)</text:p>
      <text:p text:style-name="P45">{</text:p>
      <text:p text:style-name="P47"><text:s text:c="8"/><text:span text:style-name="T46">return v-&gt;count;</text:span></text:p>
      <text:p text:style-name="P45">}</text:p>
      <text:p text:style-name="P45">void vectorPrint(vector *v) {</text:p>
      <text:p text:style-name="P47"><text:s text:c="4"/><text:span text:style-name="T46">for (int i = 0; i&lt;v-&gt;count; ++i) {</text:span></text:p>
      <text:p text:style-name="P47"><text:s text:c="8"/><text:span text:style-name="T46">printf("%lf ",v-&gt;data[i]);</text:span></text:p>
      <text:p text:style-name="P47"><text:s text:c="4"/><text:span text:style-name="T46">}</text:span></text:p>
      <text:p text:style-name="P47"><text:s text:c="4"/><text:span text:style-name="T46">printf("\n");</text:span></text:p>
      <text:p text:style-name="P45">}</text:p>
      <text:p text:style-name="P45">void vectorAdd(vector *v, double e)</text:p>
      <text:p text:style-name="P45">{</text:p>
      <text:p text:style-name="P47"><text:s text:c="8"/><text:span text:style-name="T46">if (v-&gt;size == 0) {</text:span></text:p>
      <text:p text:style-name="P47"><text:s text:c="16"/><text:span text:style-name="T46">v-&gt;size = 10;</text:span></text:p>
      <text:p text:style-name="P47"><text:s text:c="16"/><text:span text:style-name="T46">v-&gt;data = malloc(sizeof(double*) * v-&gt;size);</text:span></text:p>
      <text:p text:style-name="P47"><text:s text:c="8"/><text:span text:style-name="T46">}</text:span></text:p>
      <text:p text:style-name="P50"/>
      <text:p text:style-name="P50"/>
      <text:p text:style-name="P47"><text:s text:c="8"/><text:span text:style-name="T46">if (v-&gt;size == v-&gt;count) {</text:span></text:p>
      <text:p text:style-name="P47"><text:s text:c="16"/><text:span text:style-name="T46">v-&gt;size *= 2;</text:span></text:p>
      <text:p text:style-name="P47"><text:s text:c="16"/><text:span text:style-name="T46">v-&gt;data = realloc(v-&gt;data, sizeof(void*) * v-&gt;size);</text:span></text:p>
      <text:p text:style-name="P47"><text:s text:c="8"/><text:span text:style-name="T46">}</text:span></text:p>
      <text:p text:style-name="P50"/>
      <text:p text:style-name="P47"><text:s text:c="8"/><text:span text:style-name="T46">v-&gt;data[v-&gt;count] = e;</text:span></text:p>
      <text:p text:style-name="P47"><text:s text:c="8"/><text:span text:style-name="T46">v-&gt;count++;</text:span></text:p>
      <text:p text:style-name="P45">}</text:p>
      <text:p text:style-name="P50"><text:soft-page-break/></text:p>
      <text:p text:style-name="P45">void vectorSet(vector *v, int index, double d)</text:p>
      <text:p text:style-name="P45">{</text:p>
      <text:p text:style-name="P47"><text:s text:c="8"/><text:span text:style-name="T46">if (index &gt;= v-&gt;count) {</text:span></text:p>
      <text:p text:style-name="P47"><text:s text:c="16"/><text:span text:style-name="T46">return;</text:span></text:p>
      <text:p text:style-name="P47"><text:s text:c="8"/><text:span text:style-name="T46">}</text:span></text:p>
      <text:p text:style-name="P50"/>
      <text:p text:style-name="P47"><text:s text:c="8"/><text:span text:style-name="T46">v-&gt;data[index] = d;</text:span></text:p>
      <text:p text:style-name="P45">}</text:p>
      <text:p text:style-name="P50"/>
      <text:p text:style-name="P45">double vectorGet(vector *v, int index)</text:p>
      <text:p text:style-name="P45">{</text:p>
      <text:p text:style-name="P47"><text:s text:c="8"/><text:span text:style-name="T46">if (index &gt;= v-&gt;count) {</text:span></text:p>
      <text:p text:style-name="P47"><text:s text:c="16"/><text:span text:style-name="T46">return;</text:span></text:p>
      <text:p text:style-name="P47"><text:s text:c="8"/><text:span text:style-name="T46">}</text:span></text:p>
      <text:p text:style-name="P50"/>
      <text:p text:style-name="P47"><text:s text:c="8"/><text:span text:style-name="T46">return v-&gt;data[index];</text:span></text:p>
      <text:p text:style-name="P45">}</text:p>
      <text:p text:style-name="P50"/>
      <text:p text:style-name="P45">void vectorDelete(vector *v, int index)</text:p>
      <text:p text:style-name="P45">{</text:p>
      <text:p text:style-name="P47"><text:s text:c="8"/><text:span text:style-name="T46">if (index &gt;= v-&gt;count) {</text:span></text:p>
      <text:p text:style-name="P47"><text:s text:c="16"/><text:span text:style-name="T46">return;</text:span></text:p>
      <text:p text:style-name="P47"><text:s text:c="8"/><text:span text:style-name="T46">}</text:span></text:p>
      <text:p text:style-name="P50"/>
      <text:p text:style-name="P47"><text:s text:c="8"/><text:span text:style-name="T46">for (int i = index; i&lt;v-&gt;count-1; ++i) {</text:span></text:p>
      <text:p text:style-name="P47"><text:s text:c="8"/><text:span text:style-name="T46">v[i] = v[i+1];</text:span></text:p>
      <text:p text:style-name="P47"><text:s text:c="4"/><text:span text:style-name="T46">}</text:span></text:p>
      <text:p text:style-name="P47"><text:s text:c="8"/><text:span text:style-name="T46">v-&gt;count--;</text:span></text:p>
      <text:p text:style-name="P47"><text:s text:c="4"/></text:p>
      <text:p text:style-name="P45">}</text:p>
      <text:p text:style-name="P50"/>
      <text:p text:style-name="P45">void vectorFree(vector *v)</text:p>
      <text:p text:style-name="P45">{</text:p>
      <text:p text:style-name="P47"><text:s text:c="8"/><text:span text:style-name="T46">free(v-&gt;data);</text:span></text:p>
      <text:p text:style-name="P52">}</text:p>
      <text:p text:style-name="P40"><text:span text:style-name="T22"/></text:p>
      <text:p text:style-name="P29"/>
      <text:p text:style-name="P10"><text:span text:style-name="T41">main_static</text:span>.<text:span text:style-name="T41">c</text:span>: </text:p>
      <text:p text:style-name="P49"><text:span text:style-name="T20">#include "vector.h"</text:span></text:p>
      <text:p text:style-name="P45">#include &lt;stdlib.h&gt;</text:p>
      <text:p text:style-name="P45">#include &lt;stdio.h&gt;</text:p>
      <text:p text:style-name="P45">int main(void)</text:p>
      <text:p text:style-name="P45">{</text:p>
      <text:p text:style-name="P47"><text:s text:c="4"/><text:span text:style-name="T46">double key = 0;</text:span></text:p>
      <text:p text:style-name="P47"><text:s text:c="4"/><text:span text:style-name="T46">int ind;</text:span></text:p>
      <text:p text:style-name="P47"><text:s text:c="4"/><text:span text:style-name="T46">printf("This is compile-time linking\n\n");</text:span></text:p>
      <text:p text:style-name="P50"/>
      <text:p text:style-name="P50"/>
      <text:p text:style-name="P47"><text:s text:c="4"/><text:span text:style-name="T46">int act = 0;</text:span></text:p>
      <text:p text:style-name="P47"><text:s text:c="4"/><text:span text:style-name="T46">vector *v = (vector*)malloc(sizeof(vector));</text:span></text:p>
      <text:p text:style-name="P47"><text:s text:c="4"/><text:span text:style-name="T46">printf("Choose an operation:\n");</text:span></text:p>
      <text:p text:style-name="P47"><text:s text:c="4"/><text:span text:style-name="T46">printf("1) Initialize the vector\n");</text:span></text:p>
      <text:p text:style-name="P47"><text:s text:c="4"/><text:span text:style-name="T46">printf("2) Push back\n");</text:span></text:p>
      <text:p text:style-name="P47"><text:s text:c="4"/><text:span text:style-name="T46">printf("3) Insert in random place\n");</text:span></text:p>
      <text:p text:style-name="P47"><text:s text:c="4"/><text:span text:style-name="T46">printf("4) Print vector\n");</text:span></text:p>
      <text:p text:style-name="P47"><text:soft-page-break/><text:s text:c="4"/><text:span text:style-name="T46">printf("5) delete last element vector\n");</text:span></text:p>
      <text:p text:style-name="P50"/>
      <text:p text:style-name="P47"><text:s text:c="4"/><text:span text:style-name="T46">printf("0) Exit\n");</text:span></text:p>
      <text:p text:style-name="P50"/>
      <text:p text:style-name="P47"><text:s text:c="4"/><text:span text:style-name="T46">while (scanf("%d", &amp;act) &amp;&amp; act) {</text:span></text:p>
      <text:p text:style-name="P47"><text:s text:c="8"/><text:span text:style-name="T46">switch(act) {</text:span></text:p>
      <text:p text:style-name="P47"><text:s text:c="8"/><text:span text:style-name="T46">case 1:</text:span></text:p>
      <text:p text:style-name="P47"><text:s text:c="12"/><text:span text:style-name="T46">printf("Enter key to initialize the queue: ");</text:span></text:p>
      <text:p text:style-name="P47"><text:s text:c="12"/><text:span text:style-name="T46">vectorInit(v);</text:span></text:p>
      <text:p text:style-name="P47"><text:s text:c="12"/><text:span text:style-name="T46">break;</text:span></text:p>
      <text:p text:style-name="P50"/>
      <text:p text:style-name="P47"><text:s text:c="8"/><text:span text:style-name="T46">case 2:</text:span></text:p>
      <text:p text:style-name="P47"><text:s text:c="12"/><text:span text:style-name="T46">printf("Enter key: ");</text:span></text:p>
      <text:p text:style-name="P47"><text:s text:c="12"/><text:span text:style-name="T46">scanf("%lf", &amp;key);</text:span></text:p>
      <text:p text:style-name="P47"><text:s text:c="12"/><text:span text:style-name="T46">vectorAdd(v, key);</text:span></text:p>
      <text:p text:style-name="P47"><text:s text:c="12"/><text:span text:style-name="T46">break;</text:span></text:p>
      <text:p text:style-name="P50"/>
      <text:p text:style-name="P47"><text:s text:c="8"/><text:span text:style-name="T46">case 3:</text:span></text:p>
      <text:p text:style-name="P47"><text:s text:c="12"/><text:span text:style-name="T46">printf("Enter index: ");</text:span></text:p>
      <text:p text:style-name="P47"><text:s text:c="12"/><text:span text:style-name="T46">scanf("%d", &amp;ind); <text:s text:c="2"/></text:span></text:p>
      <text:p text:style-name="P47"><text:s text:c="12"/><text:span text:style-name="T46">printf("Enter key: ");</text:span></text:p>
      <text:p text:style-name="P47"><text:s text:c="12"/><text:span text:style-name="T46">scanf("%lf", &amp;key);</text:span></text:p>
      <text:p text:style-name="P47"><text:s text:c="12"/><text:span text:style-name="T46">vectorSet(v,ind,key);</text:span></text:p>
      <text:p text:style-name="P47"><text:s text:c="12"/><text:span text:style-name="T46">break;</text:span></text:p>
      <text:p text:style-name="P50"/>
      <text:p text:style-name="P47"><text:s text:c="8"/><text:span text:style-name="T46">case 4:</text:span></text:p>
      <text:p text:style-name="P47"><text:s text:c="12"/><text:span text:style-name="T46">vectorPrint(v);</text:span></text:p>
      <text:p text:style-name="P47"><text:s text:c="12"/><text:span text:style-name="T46">break;</text:span></text:p>
      <text:p text:style-name="P47"><text:s text:c="8"/><text:span text:style-name="T46">case 5:</text:span></text:p>
      <text:p text:style-name="P47"><text:s text:c="12"/><text:span text:style-name="T46">printf("Enter index: ");</text:span></text:p>
      <text:p text:style-name="P47"><text:s text:c="12"/><text:span text:style-name="T46">scanf("%d", &amp;ind);</text:span></text:p>
      <text:p text:style-name="P47"><text:s text:c="12"/><text:span text:style-name="T46">vectorDelete(v,ind);</text:span></text:p>
      <text:p text:style-name="P47"><text:s text:c="8"/><text:span text:style-name="T46">default:</text:span></text:p>
      <text:p text:style-name="P47"><text:s text:c="12"/><text:span text:style-name="T46">printf("Incorrect command\n");</text:span></text:p>
      <text:p text:style-name="P47"><text:s text:c="12"/><text:span text:style-name="T46">break;</text:span></text:p>
      <text:p text:style-name="P47"><text:s text:c="8"/><text:span text:style-name="T46">}</text:span></text:p>
      <text:p text:style-name="P47"><text:s text:c="4"/><text:span text:style-name="T46">printf("Choose an operation:\n");</text:span></text:p>
      <text:p text:style-name="P47"><text:s text:c="4"/><text:span text:style-name="T46">printf("1) Initialize the vector\n");</text:span></text:p>
      <text:p text:style-name="P47"><text:s text:c="4"/><text:span text:style-name="T46">printf("2) Push back\n");</text:span></text:p>
      <text:p text:style-name="P47"><text:s text:c="4"/><text:span text:style-name="T46">printf("3) Insert in random place\n");</text:span></text:p>
      <text:p text:style-name="P47"><text:s text:c="4"/><text:span text:style-name="T46">printf("4) Print vector\n");</text:span></text:p>
      <text:p text:style-name="P47"><text:s text:c="4"/><text:span text:style-name="T46">printf("5) delete last element vector\n");</text:span></text:p>
      <text:p text:style-name="P50"/>
      <text:p text:style-name="P47"><text:s text:c="4"/><text:span text:style-name="T46">printf("0) Exit\n");</text:span></text:p>
      <text:p text:style-name="P47"><text:s text:c="4"/><text:span text:style-name="T46">}</text:span></text:p>
      <text:p text:style-name="P47"><text:s text:c="4"/><text:span text:style-name="T46">(*vectorFree)(&amp;v);</text:span></text:p>
      <text:p text:style-name="P47"><text:s text:c="4"/><text:span text:style-name="T46">free(v);</text:span></text:p>
      <text:p text:style-name="P47"><text:s text:c="2"/></text:p>
      <text:p text:style-name="P50"/>
      <text:p text:style-name="P47"><text:s text:c="4"/><text:span text:style-name="T46">return 0;</text:span></text:p>
      <text:p text:style-name="P52">}</text:p>
      <text:p text:style-name="P42"><text:span text:style-name="T20"/></text:p>
      <text:p text:style-name="P39"/>
      <text:p text:style-name="P10"><text:span text:style-name="T41">main_dynamic</text:span>.<text:span text:style-name="T41">c</text:span>: </text:p>
      <text:p text:style-name="P49"><text:span text:style-name="T20">#include &lt;dlfcn.h&gt;</text:span></text:p>
      <text:p text:style-name="P50"/>
      <text:p text:style-name="P45">#include "vector.h" </text:p>
      <text:p text:style-name="P50"><text:soft-page-break/></text:p>
      <text:p text:style-name="P45">int main(void)</text:p>
      <text:p text:style-name="P45">{</text:p>
      <text:p text:style-name="P47"><text:s text:c="3"/><text:span text:style-name="T46">void (*vectorInit)(vector* v);</text:span></text:p>
      <text:p text:style-name="P47"><text:s text:c="4"/><text:span text:style-name="T46">int (*vectorCount)(vector* v);</text:span></text:p>
      <text:p text:style-name="P47"><text:s text:c="4"/><text:span text:style-name="T46">void (*vectorAdd)(vector* v, double d);</text:span></text:p>
      <text:p text:style-name="P47"><text:s text:c="4"/><text:span text:style-name="T46">void (*vectorSet)(vector* v, int index, double d);</text:span></text:p>
      <text:p text:style-name="P47"><text:s text:c="4"/><text:span text:style-name="T46">double (*vectorGet)(vector* v, int index);</text:span></text:p>
      <text:p text:style-name="P47"><text:s text:c="4"/><text:span text:style-name="T46">void (*vectorDelete)(vector* v, int index);</text:span></text:p>
      <text:p text:style-name="P47"><text:s text:c="4"/><text:span text:style-name="T46">void (*vectorFree)(vector* v);</text:span></text:p>
      <text:p text:style-name="P47"><text:s text:c="4"/><text:span text:style-name="T46">void (*vectorPrint)(vector* v);</text:span></text:p>
      <text:p text:style-name="P50"/>
      <text:p text:style-name="P47"><text:s text:c="4"/><text:span text:style-name="T46">void* libHandle;</text:span></text:p>
      <text:p text:style-name="P47"><text:s text:c="4"/><text:span text:style-name="T46">libHandle = dlopen("./libvector.so", RTLD_LAZY);</text:span></text:p>
      <text:p text:style-name="P47"><text:s text:c="4"/><text:span text:style-name="T46">if (!libHandle) {</text:span></text:p>
      <text:p text:style-name="P47"><text:s text:c="8"/><text:span text:style-name="T46">perror("dlopen error");</text:span></text:p>
      <text:p text:style-name="P47"><text:s text:c="8"/><text:span text:style-name="T46">exit(-1);</text:span></text:p>
      <text:p text:style-name="P47"><text:s text:c="4"/><text:span text:style-name="T46">}</text:span></text:p>
      <text:p text:style-name="P50"/>
      <text:p text:style-name="P47"><text:s text:c="4"/><text:span text:style-name="T46">vectorInit = (void (*)(void))dlsym(libHandle, "vectorInit");</text:span></text:p>
      <text:p text:style-name="P47"><text:s text:c="4"/><text:span text:style-name="T46">vectorCount = (int (*)(void))dlsym(libHandle, "vectorCount");</text:span></text:p>
      <text:p text:style-name="P47"><text:s text:c="4"/><text:span text:style-name="T46">vectorAdd = (void (*)(void))dlsym(libHandle, "vectorAdd");</text:span></text:p>
      <text:p text:style-name="P47"><text:s text:c="4"/><text:span text:style-name="T46">vectorSet = (void (*)(void))dlsym(libHandle, "vectorSet");</text:span></text:p>
      <text:p text:style-name="P47"><text:s text:c="4"/><text:span text:style-name="T46">vectorGet = (double (*)(void))dlsym(libHandle, "vectorGet");</text:span></text:p>
      <text:p text:style-name="P47"><text:s text:c="4"/><text:span text:style-name="T46">vectorDelete = (void (*)(void))dlsym(libHandle, "vectorDelete");</text:span></text:p>
      <text:p text:style-name="P47"><text:s text:c="4"/><text:span text:style-name="T46">vectorFree = (void (*)(void))dlsym(libHandle, "vectorFree");</text:span></text:p>
      <text:p text:style-name="P47"><text:s text:c="4"/><text:span text:style-name="T46">vectorPrint = (void (*)(void))dlsym(libHandle, "vectorPrint");</text:span></text:p>
      <text:p text:style-name="P50"/>
      <text:p text:style-name="P47"><text:s text:c="4"/><text:span text:style-name="T46">int act = 0;</text:span></text:p>
      <text:p text:style-name="P47"><text:s text:c="4"/><text:span text:style-name="T46">double key = 0;</text:span></text:p>
      <text:p text:style-name="P47"><text:s text:c="4"/><text:span text:style-name="T46">int ind;</text:span></text:p>
      <text:p text:style-name="P47"><text:s text:c="4"/><text:span text:style-name="T46">vector *v = (vector*)malloc(sizeof(vector));</text:span></text:p>
      <text:p text:style-name="P47"><text:s text:c="4"/><text:span text:style-name="T46">printf("Choose an operation:\n");</text:span></text:p>
      <text:p text:style-name="P47"><text:s text:c="4"/><text:span text:style-name="T46">printf("1) Initialize the vector\n");</text:span></text:p>
      <text:p text:style-name="P47"><text:s text:c="4"/><text:span text:style-name="T46">printf("2) Push back\n");</text:span></text:p>
      <text:p text:style-name="P47"><text:s text:c="4"/><text:span text:style-name="T46">printf("3) Insert in random place\n");</text:span></text:p>
      <text:p text:style-name="P47"><text:s text:c="4"/><text:span text:style-name="T46">printf("4) Print vector\n");</text:span></text:p>
      <text:p text:style-name="P47"><text:s text:c="4"/><text:span text:style-name="T46">printf("0) Exit\n");</text:span></text:p>
      <text:p text:style-name="P50"/>
      <text:p text:style-name="P47"><text:s text:c="4"/><text:span text:style-name="T46">while (scanf("%d", &amp;act) &amp;&amp; act) {</text:span></text:p>
      <text:p text:style-name="P47"><text:s text:c="8"/><text:span text:style-name="T46">switch(act) {</text:span></text:p>
      <text:p text:style-name="P47"><text:s text:c="8"/><text:span text:style-name="T46">case 1:</text:span></text:p>
      <text:p text:style-name="P47"><text:s text:c="12"/><text:span text:style-name="T46">printf("Enter key to initialize the queue: ");</text:span></text:p>
      <text:p text:style-name="P47"><text:s text:c="12"/><text:span text:style-name="T46">( *vectorInit)(v);</text:span></text:p>
      <text:p text:style-name="P47"><text:s text:c="12"/><text:span text:style-name="T46">break;</text:span></text:p>
      <text:p text:style-name="P50"/>
      <text:p text:style-name="P47"><text:s text:c="8"/><text:span text:style-name="T46">case 2:</text:span></text:p>
      <text:p text:style-name="P47"><text:s text:c="12"/><text:span text:style-name="T46">printf("Enter key: ");</text:span></text:p>
      <text:p text:style-name="P47"><text:s text:c="12"/><text:span text:style-name="T46">scanf("%lf", &amp;key);</text:span></text:p>
      <text:p text:style-name="P47"><text:s text:c="12"/><text:span text:style-name="T46">(*vectorAdd)(v, key);</text:span></text:p>
      <text:p text:style-name="P47"><text:s text:c="12"/><text:span text:style-name="T46">break;</text:span></text:p>
      <text:p text:style-name="P50"/>
      <text:p text:style-name="P47"><text:s text:c="8"/><text:span text:style-name="T46">case 3:</text:span></text:p>
      <text:p text:style-name="P47"><text:s text:c="12"/><text:span text:style-name="T46">printf("Enter index: ");</text:span></text:p>
      <text:p text:style-name="P47"><text:s text:c="12"/><text:span text:style-name="T46">scanf("%d", &amp;ind); <text:s text:c="2"/></text:span></text:p>
      <text:p text:style-name="P47"><text:s text:c="12"/><text:span text:style-name="T46">printf("Enter key: ");</text:span></text:p>
      <text:p text:style-name="P47"><text:s text:c="12"/><text:span text:style-name="T46">scanf("%lf", &amp;key);</text:span></text:p>
      <text:p text:style-name="P47"><text:s text:c="12"/><text:span text:style-name="T46">(*vectorSet)(v,ind,key);</text:span></text:p>
      <text:p text:style-name="P47"><text:s text:c="12"/><text:span text:style-name="T46">break;</text:span></text:p>
      <text:p text:style-name="P50"><text:soft-page-break/></text:p>
      <text:p text:style-name="P47"><text:s text:c="8"/><text:span text:style-name="T46">case 4:</text:span></text:p>
      <text:p text:style-name="P47"><text:s text:c="12"/><text:span text:style-name="T46">(*vectorPrint)(v);</text:span></text:p>
      <text:p text:style-name="P47"><text:s text:c="12"/><text:span text:style-name="T46">break;</text:span></text:p>
      <text:p text:style-name="P47"><text:s text:c="8"/><text:span text:style-name="T46">case 5:</text:span></text:p>
      <text:p text:style-name="P47"><text:s text:c="12"/><text:span text:style-name="T46">printf("Enter index: ");</text:span></text:p>
      <text:p text:style-name="P47"><text:s text:c="12"/><text:span text:style-name="T46">scanf("%d", &amp;ind);</text:span></text:p>
      <text:p text:style-name="P47"><text:s text:c="12"/><text:span text:style-name="T46">(*vectorDelete)(v,ind);</text:span></text:p>
      <text:p text:style-name="P47"><text:s text:c="8"/><text:span text:style-name="T46">default:</text:span></text:p>
      <text:p text:style-name="P47"><text:s text:c="12"/><text:span text:style-name="T46">printf("Incorrect command\n");</text:span></text:p>
      <text:p text:style-name="P47"><text:s text:c="12"/><text:span text:style-name="T46">break;</text:span></text:p>
      <text:p text:style-name="P47"><text:s text:c="8"/><text:span text:style-name="T46">}</text:span></text:p>
      <text:p text:style-name="P47"><text:s text:c="4"/><text:span text:style-name="T46">printf("Choose an operation:\n");</text:span></text:p>
      <text:p text:style-name="P47"><text:s text:c="4"/><text:span text:style-name="T46">printf("1) Initialize the vector\n");</text:span></text:p>
      <text:p text:style-name="P47"><text:s text:c="4"/><text:span text:style-name="T46">printf("2) Push back\n");</text:span></text:p>
      <text:p text:style-name="P47"><text:s text:c="4"/><text:span text:style-name="T46">printf("3) Insert in random place\n");</text:span></text:p>
      <text:p text:style-name="P47"><text:s text:c="4"/><text:span text:style-name="T46">printf("4) Print vector\n");</text:span></text:p>
      <text:p text:style-name="P47"><text:s text:c="4"/><text:span text:style-name="T46">printf("0) Exit\n");</text:span></text:p>
      <text:p text:style-name="P47"><text:s text:c="4"/><text:span text:style-name="T46">}</text:span></text:p>
      <text:p text:style-name="P47"><text:s text:c="4"/><text:span text:style-name="T46">(*vectorFree)(&amp;v);</text:span></text:p>
      <text:p text:style-name="P47"><text:s text:c="4"/><text:span text:style-name="T46">free(v);</text:span></text:p>
      <text:p text:style-name="P47"><text:s text:c="4"/><text:span text:style-name="T46">if (dlclose(libHandle) != 0) {</text:span></text:p>
      <text:p text:style-name="P47"><text:s text:c="8"/><text:span text:style-name="T46">perror("dlclose error");</text:span></text:p>
      <text:p text:style-name="P47"><text:s text:c="8"/><text:span text:style-name="T46">exit(-1);</text:span></text:p>
      <text:p text:style-name="P47"><text:s text:c="4"/><text:span text:style-name="T46">}</text:span></text:p>
      <text:p text:style-name="P50"/>
      <text:p text:style-name="P47"><text:s text:c="4"/><text:span text:style-name="T46">return 0;</text:span></text:p>
      <text:p text:style-name="P53"><text:span text:style-name="T47">}</text:span></text:p>
      <text:h text:style-name="P22" text:outline-level="1">Вывод</text:h>
      <text:p text:style-name="P12">В результате <text:span text:style-name="T42">данной работы я научился создавать статические и динамические библиотеки, ознакомился с тем, как они размещаются в памяти и каким образом программы могут подключать их(с помощью системных вызовов или на этапе линковки). 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style-name="Обычный" style:font-family-generic="roman" style:font-pitch="variable" fo:font-size="14pt" fo:language="ru" fo:country="RU" officeooo:rsid="000fc6a8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.423cm" fo:margin-bottom="0cm" loext:contextual-spacing="false" fo:text-align="center" style:justify-single-word="false" fo:keep-together="always" style:page-number="auto" fo:keep-with-next="always"/>
      <style:text-properties fo:color="#4f81bd" style:font-name="Liberation Serif" fo:font-family="'Liberation Serif'" style:font-style-name="Обычный" style:font-family-generic="roman" style:font-pitch="variable" fo:font-size="18pt" fo:font-weight="bold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5:53:00</meta:creation-date>
    <meta:initial-creator>sindchess@gmail.com</meta:initial-creator>
    <dc:language>ru-RU</dc:language>
    <dc:date>2020-01-23T12:34:21.834323311</dc:date>
    <meta:editing-cycles>67</meta:editing-cycles>
    <meta:editing-duration>PT3H29M44S</meta:editing-duration>
    <meta:generator>LibreOffice/6.0.7.3$Linux_X86_64 LibreOffice_project/00m0$Build-3</meta:generator>
    <meta:document-statistic meta:table-count="0" meta:image-count="0" meta:object-count="0" meta:page-count="9" meta:paragraph-count="301" meta:word-count="941" meta:character-count="8583" meta:non-whitespace-character-count="63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